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24/08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DEUDOR CHAVEZ, AARON ROBERT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75950917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HUANUCO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98811221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DEUDOR CHAVEZ, AARON ROBERT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75950917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/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27/08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02</text:p>
          </table:table-cell>
          <table:table-cell table:style-name="Tabla1.A8" table:number-rows-spanned="3" office:value-type="string">
            <text:p text:style-name="P24">TERRESTRE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 AVI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>75950917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3 - Pollo BB Fr. Rojo<text:line-break/>Pollipavos  - Pavipollos</text:p>
          </table:table-cell>
          <table:table-cell table:style-name="Tableau1.A2" office:value-type="string">
            <text:p text:style-name="P7">1.9</text:p>
          </table:table-cell>
          <table:table-cell table:style-name="Tableau1.A2" office:value-type="string">
            <text:p text:style-name="P7">300</text:p>
          </table:table-cell>
          <table:table-cell table:style-name="Tableau1.D2" office:value-type="string">
            <text:p text:style-name="P8">57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57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 AVI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Transferencia bancaria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23/08/2021</text:p>
          </table:table-cell>
          <table:table-cell table:style-name="Tabla2.A3" office:value-type="string">
            <text:p text:style-name="P22">234427</text:p>
          </table:table-cell>
          <table:table-cell table:style-name="Tabla2.D3" office:value-type="string">
            <text:p text:style-name="P23">57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08-0425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24T14:16:45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